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250F4C7795BC4F046DF.png" manifest:media-type="image/png"/>
  <manifest:file-entry manifest:full-path="Pictures/10000000000002A00000025586F44D35092FFF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a11e4" officeooo:paragraph-rsid="000a11e4" style:font-size-asian="40pt" style:font-size-complex="40pt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575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88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ar Light Controller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Shape4" draw:style-name="gr4" draw:text-style-name="P4" svg:width="6.601cm" svg:height="1.064cm" svg:x="5.394cm" svg:y="0.333cm"><draw:text-box><text:p text:style-name="P3"><text:span text:style-name="T1">INTERNAL </text:span><text:span text:style-name="T1">LIGHT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name="Shape3" draw:style-name="gr1" draw:text-style-name="P2" svg:width="17.77cm" svg:height="15.798cm" svg:x="-0.27cm" svg:y="-0.646cm"><draw:image xlink:href="Pictures/10000000000002A00000025586F44D35092FFF7F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Shape2" draw:style-name="gr3" draw:text-style-name="P4" svg:width="7.4cm" svg:height="1.826cm" svg:x="5.382cm" svg:y="0.4cm"><draw:text-box><text:p text:style-name="P3"><text:span text:style-name="T1">EXTERNAL </text:span><text:span text:style-name="T1">LIGHT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Shape1" draw:style-name="gr2" draw:text-style-name="P2" svg:width="16.061cm" svg:height="15.939cm" svg:x="1cm" svg:y="0.192cm"><draw:image xlink:href="Pictures/100000000000025000000250F4C7795BC4F046DF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01:09.063176768</meta:creation-date>
    <dc:date>2017-10-17T18:09:55.027631276</dc:date>
    <meta:editing-duration>PT3M55S</meta:editing-duration>
    <meta:editing-cycles>1</meta:editing-cycles>
    <meta:document-statistic meta:table-count="0" meta:image-count="0" meta:object-count="0" meta:page-count="2" meta:paragraph-count="1" meta:word-count="3" meta:character-count="20" meta:non-whitespace-character-count="18"/>
    <meta:generator>LibreOffice/5.1.6.2$Linux_X86_64 LibreOffice_project/10m0$Build-2</meta:generator>
  </office:meta>
</office:document-meta>
</file>